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10" style:family="table-cell" style:parent-style-name="Default" style:data-style-name="N137"/>
    <style:style style:name="ce11" style:family="table-cell" style:parent-style-name="Default" style:data-style-name="N137">
      <style:table-cell-properties fo:background-color="#ffff00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RTG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3"/>
          <table:table-cell table:style-name="ce3" office:value-type="string" calcext:value-type="string">
            <text:p>Condition_Name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Time_Point</text:p>
          </table:table-cell>
          <table:table-cell table:style-name="ce4" office:value-type="string" calcext:value-type="string">
            <text:p>Product</text:p>
          </table:table-cell>
          <table:table-cell table:style-name="ce3" office:value-type="string" calcext:value-type="string">
            <text:p>accept as equilibrium point?</text:p>
          </table:table-cell>
          <table:table-cell table:style-name="ce3" office:value-type="string" calcext:value-type="string">
            <text:p>exclude because of poor spectrum?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Exclude-x72</text:p>
          </table:table-cell>
          <table:table-cell/>
          <table:table-cell office:value-type="float" office:value="349.99" calcext:value-type="float">
            <text:p>349.99</text:p>
          </table:table-cell>
          <table:table-cell table:style-name="ce10" office:value-type="float" office:value="0.482919841701727" calcext:value-type="float">
            <text:p>0.48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21964677141295E-015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452370879153485" calcext:value-type="float">
            <text:p>0.04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131043314069487" calcext:value-type="float">
            <text:p>0.1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194781526901169" calcext:value-type="float">
            <text:p>0.19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293764443435438" calcext:value-type="float">
            <text:p>0.29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36294730141562" calcext:value-type="float">
            <text:p>0.36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0.383550472346428" calcext:value-type="float">
            <text:p>0.38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394659810515426" calcext:value-type="float">
            <text:p>0.39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396999355390354" calcext:value-type="float">
            <text:p>0.397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393591301547868" calcext:value-type="float">
            <text:p>0.39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style-name="ce8" office:value-type="float" office:value="6.1" calcext:value-type="float">
            <text:p>6.10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393342270262085" calcext:value-type="float">
            <text:p>0.39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21964677141295E-015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158262971145173" calcext:value-type="float">
            <text:p>0.15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31076760474073" calcext:value-type="float">
            <text:p>0.3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38476413767764" calcext:value-type="float">
            <text:p>0.38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448400075578057" calcext:value-type="float">
            <text:p>0.44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463874305979854" calcext:value-type="float">
            <text:p>0.46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0.466662429057843" calcext:value-type="float">
            <text:p>0.46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477236838715423" calcext:value-type="float">
            <text:p>0.47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474851814012466" calcext:value-type="float">
            <text:p>0.47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473324682056888" calcext:value-type="float">
            <text:p>0.47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style-name="ce8" office:value-type="float" office:value="6.8" calcext:value-type="float">
            <text:p>6.80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47849817916595" calcext:value-type="float">
            <text:p>0.47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.4432899320127E-015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203003634310467" calcext:value-type="float">
            <text:p>0.20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378097360444012" calcext:value-type="float">
            <text:p>0.37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461772037220219" calcext:value-type="float">
            <text:p>0.46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19279442666096" calcext:value-type="float">
            <text:p>0.51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530810759123446" calcext:value-type="float">
            <text:p>0.53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0.531633442106757" calcext:value-type="float">
            <text:p>0.53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32862935303815" calcext:value-type="float">
            <text:p>0.53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29416117742536" calcext:value-type="float">
            <text:p>0.529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35163632934691" calcext:value-type="float">
            <text:p>0.53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style-name="ce8" office:value-type="float" office:value="7.4" calcext:value-type="float">
            <text:p>7.40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32154330506294" calcext:value-type="float">
            <text:p>0.53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.11022302462516E-016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223224672118188" calcext:value-type="float">
            <text:p>0.22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40310981204811" calcext:value-type="float">
            <text:p>0.40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485491549509291" calcext:value-type="float">
            <text:p>0.48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36963651803281" calcext:value-type="float">
            <text:p>0.53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0.545338172295889" calcext:value-type="float">
            <text:p>0.54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0.546359395979855" calcext:value-type="float">
            <text:p>0.54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51383568247145" calcext:value-type="float">
            <text:p>0.55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48386418183915" calcext:value-type="float">
            <text:p>0.548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49858417924654" calcext:value-type="float">
            <text:p>0.54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48017957671399" calcext:value-type="float">
            <text:p>0.548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.11022302462516E-016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295470007167785" calcext:value-type="float">
            <text:p>0.29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47968178722242" calcext:value-type="float">
            <text:p>0.4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52939883781611" calcext:value-type="float">
            <text:p>0.52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58261157092852" calcext:value-type="float">
            <text:p>0.55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56044242258578" calcext:value-type="float">
            <text:p>0.56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0.561315610817446" calcext:value-type="float">
            <text:p>0.5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62156267122726" calcext:value-type="float">
            <text:p>0.56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69971473337352" calcext:value-type="float">
            <text:p>0.57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67168350315697" calcext:value-type="float">
            <text:p>0.56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6783211874895" calcext:value-type="float">
            <text:p>0.56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.11022302462516E-016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255404100117389" calcext:value-type="float">
            <text:p>0.255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449954274808135" calcext:value-type="float">
            <text:p>0.45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510757003947576" calcext:value-type="float">
            <text:p>0.5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51909600499891" calcext:value-type="float">
            <text:p>0.55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559292169650964" calcext:value-type="float">
            <text:p>0.5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0.556905166667158" calcext:value-type="float">
            <text:p>0.55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59256875759565" calcext:value-type="float">
            <text:p>0.559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59584295682533" calcext:value-type="float">
            <text:p>0.55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67324953085291" calcext:value-type="float">
            <text:p>0.56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6580424704341" calcext:value-type="float">
            <text:p>0.565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.11022302462516E-016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311271133348534" calcext:value-type="float">
            <text:p>0.31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490683546285675" calcext:value-type="float">
            <text:p>0.49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532264736515104" calcext:value-type="float">
            <text:p>0.53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5723180878245" calcext:value-type="float">
            <text:p>0.55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557661258434497" calcext:value-type="float">
            <text:p>0.55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0.560489446805632" calcext:value-type="float">
            <text:p>0.56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56896182342881" calcext:value-type="float">
            <text:p>0.556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58124601333537" calcext:value-type="float">
            <text:p>0.558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62211038206244" calcext:value-type="float">
            <text:p>0.56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6306496185062" calcext:value-type="float">
            <text:p>0.56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8.65973959207622E-015" calcext:value-type="float">
            <text:p>0.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295965146459686" calcext:value-type="float">
            <text:p>0.29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481540623278547" calcext:value-type="float">
            <text:p>0.48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534066304581835" calcext:value-type="float">
            <text:p>0.53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564504094416909" calcext:value-type="float">
            <text:p>0.56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.560567565638006" calcext:value-type="float">
            <text:p>0.56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0.56778471988361" calcext:value-type="float">
            <text:p>0.56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140" calcext:value-type="float">
            <text:p>140</text:p>
          </table:table-cell>
          <table:table-cell table:style-name="ce11" office:value-type="float" office:value="0.564386660755" calcext:value-type="float">
            <text:p>0.564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220" calcext:value-type="float">
            <text:p>220</text:p>
          </table:table-cell>
          <table:table-cell table:style-name="ce11" office:value-type="float" office:value="0.56608441881763" calcext:value-type="float">
            <text:p>0.56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280" calcext:value-type="float">
            <text:p>280</text:p>
          </table:table-cell>
          <table:table-cell table:style-name="ce11" office:value-type="float" office:value="0.568765723512759" calcext:value-type="float">
            <text:p>0.568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style-name="ce8" office:value-type="float" office:value="8.4" calcext:value-type="float">
            <text:p>8.40</text:p>
          </table:table-cell>
          <table:table-cell office:value-type="float" office:value="350" calcext:value-type="float">
            <text:p>350</text:p>
          </table:table-cell>
          <table:table-cell table:style-name="ce11" office:value-type="float" office:value="0.568030509504027" calcext:value-type="float">
            <text:p>0.568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10"/>
          <table:table-cell table:number-columns-repeated="1019"/>
        </table:table-row>
        <table:table-row table:style-name="ro1" table:number-rows-repeated="7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TG9.B2:RTG9.E9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9:57:51.7177234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8T10:07:17.854556113</dc:date>
    <meta:editing-duration>PT57M42S</meta:editing-duration>
    <meta:editing-cycles>10</meta:editing-cycles>
    <meta:generator>LibreOffice/6.4.7.2$Linux_X86_64 LibreOffice_project/40$Build-2</meta:generator>
    <meta:document-statistic meta:table-count="1" meta:cell-count="399" meta:object-count="0"/>
  </office:meta>
</office:document-meta>
</file>